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8000003007348D30E3B279ED3.png" manifest:media-type="image/png"/>
  <manifest:file-entry manifest:full-path="Pictures/100000010000055800000300A27899CB067D96C7.png" manifest:media-type="image/png"/>
  <manifest:file-entry manifest:full-path="Pictures/1000000100000558000003008BF2566446A63F5F.png" manifest:media-type="image/png"/>
  <manifest:file-entry manifest:full-path="Pictures/1000000100000558000003001D851E415972B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35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49"/><text:span text:style-name="T1">ASSIGNMENT – 2</text:span></text:p>
      <text:p text:style-name="Standard"/>
      <text:p text:style-name="Standard"><draw:frame draw:style-name="fr1" draw:name="Image1" text:anchor-type="char" svg:x="-0.979cm" svg:y="0.069cm" svg:width="17cm" svg:height="9.543cm" draw:z-index="0"><draw:image xlink:href="Pictures/1000000100000558000003001D851E415972B579.png" xlink:type="simple" xlink:show="embed" xlink:actuate="onLoad" draw:mime-type="image/png"/></draw:frame><text:s text:c="4"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82cm" svg:y="0.016cm" svg:width="17cm" svg:height="9.543cm" draw:z-index="1"><draw:image xlink:href="Pictures/1000000100000558000003008BF2566446A63F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x="-0.344cm" svg:y="0.153cm" svg:width="17cm" svg:height="9.543cm" draw:z-index="2"><draw:image xlink:href="Pictures/100000010000055800000300A27899CB067D96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582cm" svg:y="0.265cm" svg:width="17cm" svg:height="9.543cm" draw:z-index="3"><draw:image xlink:href="Pictures/1000000100000558000003007348D30E3B279E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51:13.387437429</meta:creation-date>
    <dc:date>2023-12-07T20:56:23.995706382</dc:date>
    <meta:editing-duration>PT5M13S</meta:editing-duration>
    <meta:editing-cycles>1</meta:editing-cycles>
    <meta:document-statistic meta:table-count="0" meta:image-count="4" meta:object-count="0" meta:page-count="3" meta:paragraph-count="4" meta:word-count="2" meta:character-count="74" meta:non-whitespace-character-count="12"/>
    <meta:generator>LibreOffice/7.3.7.2$Linux_X86_64 LibreOffice_project/30$Build-2</meta:generator>
  </office:meta>
</office:document-meta>
</file>